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roman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عادي" style:master-page-name="MP0" style:family="paragraph">
      <style:paragraph-properties fo:break-before="page" fo:text-align="center"/>
    </style:style>
    <style:style style:name="P2" style:parent-style-name="عادي" style:family="paragraph">
      <style:paragraph-properties fo:text-align="center"/>
    </style:style>
    <style:style style:name="P3" style:parent-style-name="عادي" style:family="paragraph">
      <style:paragraph-properties fo:text-align="center"/>
    </style:style>
    <style:style style:name="P4" style:parent-style-name="سردالفقرات" style:list-style-name="LFO1" style:family="paragraph"/>
    <style:style style:name="P5" style:parent-style-name="سردالفقرات" style:list-style-name="LFO2" style:family="paragraph"/>
    <style:style style:name="P6" style:parent-style-name="سردالفقرات" style:list-style-name="LFO2" style:family="paragraph"/>
    <style:style style:name="P7" style:parent-style-name="عادي" style:family="paragraph">
      <style:paragraph-properties fo:text-align="center"/>
    </style:style>
    <style:style style:name="P8" style:parent-style-name="عادي" style:family="paragraph">
      <style:paragraph-properties fo:text-align="center"/>
    </style:style>
    <style:style style:name="P9" style:parent-style-name="عادي" style:family="paragraph">
      <style:paragraph-properties fo:text-align="center"/>
    </style:style>
    <style:style style:name="P10" style:parent-style-name="عادي" style:family="paragraph">
      <style:paragraph-properties fo:text-align="end"/>
    </style:style>
    <style:style style:name="P11" style:parent-style-name="عادي" style:family="paragraph">
      <style:paragraph-properties fo:text-align="end"/>
    </style:style>
    <style:style style:name="P12" style:parent-style-name="عادي" style:family="paragraph">
      <style:paragraph-properties fo:text-align="end"/>
    </style:style>
  </office:automatic-styles>
  <office:body>
    <office:text text:use-soft-page-breaks="true">
      <text:p text:style-name="P1">بسم الله الرحمن الرحيم</text:p>
      <text:p text:style-name="عادي"/>
      <text:p text:style-name="عادي">فضيلة<text:s/>رئيس المحكمة<text:s/>العامة خميس مشيط <text:s text:c="2"/><text:s text:c="18"/><text:s text:c="69"/>حفظه الله</text:p>
      <text:p text:style-name="P2">السلام عليكم ورحمة الله وبركاته</text:p>
      <text:p text:style-name="P3">التماس إعادة نظر</text:p>
      <text:p text:style-name="عادي">في الحكم برقم الصك 411342449 لعام 1441 هـ<text:s/>والصادر من الدائرة العامة السادسة بمحكمة خميس مشيط<text:s/></text:p>
      <text:p text:style-name="عادي">تأسيسا على نص المادة (192) من نظام المرافعات الشرعية ولائحته التنفيذية الساري وقت صدور الحكم و المادة (200) من نظام المرافعات الشرعية الصادر بالمرسوم الملكي رقم م/1 وتاريخ 22/01/1435 هـ فإنني أتقدم بالتماس إعادة نظر في الحكم المشار إليه بعالية للأسباب التالية :</text:p>
      <text:p text:style-name="عادي">أولا : تعذر تبليغي بموعد الجلسة ولم يصلني أي رسائل بهذا بالخصوص .</text:p>
      <text:p text:style-name="عادي">ثانيا : عدم صحة ماذكره المدعي حيث انني وقعت هذه الكمبيالة على غرر بصفتي كفيل بيني وبين صاحب الكمبيالة المدعو عبداللطيف خوجه<text:s/>الذي تبين لي لاحقا انه من الجنسية الأفغانية ولا اعرف هذا المدعي<text:s/>سعد مهدي سعد بتار<text:s/>ولم يسبق لي ان سمعت حتى بإسمه<text:s/>ولا يوجد بيني وبينه أي صلة أو تعامل او لقاء سابق<text:s/>.</text:p>
      <text:p text:style-name="عادي">ثالثا : لم يقم بالتوقيع على هذه الكمبيالة الا أنا بصفتي كفيل غام .</text:p>
      <text:p text:style-name="عادي">رابعا<text:s/>: لقد<text:s/>قام صاحب الكمبيالة<text:s/>بسداد مبلغ يتجاوز ثلاثون الف ريال<text:s/>من هذه الكمبيالة<text:s/>مقابل تمويل شراء سيارات وبيعها من المدعو عبداللطيف خوجه .</text:p>
      <text:list text:style-name="LFO1" text:continue-numbering="true">
        <text:list-item>
          <text:p text:style-name="P4">الطلبات :</text:p>
        </text:list-item>
      </text:list>
      <text:list text:style-name="LFO2" text:continue-numbering="true">
        <text:list-item>
          <text:p text:style-name="P5">إعادة النظر في هذه القضية .</text:p>
        </text:list-item>
        <text:list-item>
          <text:p text:style-name="P6">الغاء أمر التنفيذ المنفذ ضدي برقم :<text:s/></text:p>
        </text:list-item>
      </text:list>
      <text:p text:style-name="عادي"/>
      <text:p text:style-name="عادي"/>
      <text:p text:style-name="عادي"/>
      <text:p text:style-name="عادي"/>
      <text:p text:style-name="عادي"/>
      <text:p text:style-name="P7">تولاكم الله بحفظه ورعايته ...</text:p>
      <text:p text:style-name="P8"/>
      <text:p text:style-name="P9"/>
      <text:p text:style-name="P10">مقدم الطلب</text:p>
      <text:p text:style-name="P11">أحمد محمد مبارك الشهراني</text:p>
      <text:p text:style-name="P12">108</text:p>
      <text:p text:style-name="عادي"/>
      <text:p text:style-name="عادي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roman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عادي" style:display-name="عادي" style:family="paragraph">
      <style:paragraph-properties style:writing-mode="rl-tb"/>
      <style:text-properties fo:hyphenate="false"/>
    </style:style>
    <style:style style:name="خطالفقرةالافتراضي" style:display-name="خط الفقرة الافتراضي" style:family="text"/>
    <style:style style:name="سردالفقرات" style:display-name="سرد الفقرات" style:family="paragraph" style:parent-style-name="عادي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DengXian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DengXian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ad barkoot</meta:initial-creator>
    <dc:creator>ahmad barkoot</dc:creator>
    <meta:creation-date>2020-11-15T13:53:00Z</meta:creation-date>
    <dc:date>2020-11-15T14:56:00Z</dc:date>
    <meta:template xlink:href="Normal" xlink:type="simple"/>
    <meta:editing-cycles>1</meta:editing-cycles>
    <meta:editing-duration>PT0S</meta:editing-duration>
    <meta:document-statistic meta:page-count="1" meta:paragraph-count="2" meta:word-count="190" meta:character-count="1277" meta:row-count="9" meta:non-whitespace-character-count="1089"/>
  </office:meta>
</office:document-meta>
</file>